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SourceJtaTransactionTests.testJtaTransactionCom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ourceJtaTransactionTests.testJtaTransactionCommitWithPropagationRequiresNewWithinNot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ourceJtaTransaction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ourceJtaTransactionTests.testJtaTransactionRollbackWithPropagationRequiresN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ourceJtaTransactionTests.testJtaTransactionRollbackWithPropagationRequiresNewWithAccessAfterResu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ourceJtaTransactionTests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ourceJtaTransactionTests.testJtaTransactionCommitWithPropagationRequiresNewAndBegin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ourceJtaTransactionTests.testJtaTransactionCommitWithPropagationRequiresNewWithOpenOuterConnectionAndBegin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ourceJtaTransactionTests.testJtaTransactionCommitWithPropagationRequiresNewWithTransactionAwareDataSourceAndBegin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ourceJtaTransactionTests.testJtaTransactionCommitWithPropagationRequiresNewWithAccessAfterResu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ourceJtaTransactionTests.testJtaTransactionCommitWithPropagationRequiresNewWithOpenOuterConnectionAndSuspen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ourceJtaTransactionTests.testJtaTransactionCommitWithPropagationRequiresNewWithOpenOuterConnectionAndTransactionAwareDataSourceAndBegin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ourceJtaTransactionTests.testJtaTransactionCommitWithPropagationRequiredWithinSuppor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ourceJtaTransactionTests.testJtaTransactionCommitWithPropagationRequiresNewAndSuspen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ourceJtaTransactionTests.testJtaTransactionCommitWithPropagationRequiresNewWithOpenOuterConnectionAndTransactionAwareDataSourceAndSuspen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ourceJtaTransactionTests.testJtaTransactionCommitWithPropagationRequiresNewWithTransactionAwareData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ourceJtaTransactionTests.testJtaTransactionCommitWithPropagationRequiresNewWithinSuppor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ourceJtaTransactionTests.testJtaTransactionCommitWithPropagationRequiresNewWithTransactionAwareDataSourceAndSuspen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ourceJtaTransactionTests.doTestJtaTransactionWithPropagationRequiresNewAndBeginException( boolean suspendException , final boolean openOuterConnection , final boolean useTransactionAwareDataSourc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">
            <text:p text:style-name="Table_20_Contents">4</text:p>
          </table:table-cell>
          <table:table-cell office:value-type="float" office:value="90">
            <text:p text:style-name="Table_20_Contents">90</text:p>
          </table:table-cell>
        </table:table-row>
        <table:table-row>
          <table:table-cell office:value-type="string">
            <text:p text:style-name="Table_20_Contents">DataSourceJtaTransactionTests.doRegisterAfterCompletionWithJtaTransaction( JtaTransactionObject txObject , final List &lt; TransactionSynchronization &gt; synchroniza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ataSourceJtaTransactionTests.testJtaTransactionRollbackWithPropagationRequiresNewWithTransactionAwareData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ourceJtaTransactionTests.testJtaTransactionWithConnectionHolderStillBound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59">
            <text:p text:style-name="Table_20_Contents">59</text:p>
          </table:table-cell>
        </table:table-row>
        <table:table-row>
          <table:table-cell office:value-type="string">
            <text:p text:style-name="Table_20_Contents">DataSourceJtaTransactionTests.testJtaTransactionCommitWithPropagationRequiresNewWithOpenOuterConnectionAcces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ourceJtaTransactionTests.doInTransactionWithoutResult( TransactionStatus statu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ataSourceJtaTransactionTests.doTestJtaTransactionCommitWithNewTransactionWithinEmptyTransaction( final boolean requiresNew , boolean notSupporte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61">
            <text:p text:style-name="Table_20_Contents">61</text:p>
          </table:table-cell>
        </table:table-row>
        <table:table-row>
          <table:table-cell office:value-type="string">
            <text:p text:style-name="Table_20_Contents">DataSourceJtaTransactionTests.verifyTransactionSynchronizationManager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ataSourceJtaTransactionTests.doTestJtaTransaction( final boolean rollback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DataSourceJtaTransactionTests.testJtaTransactionWithIsolationLevelDataSourceRou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ourceJtaTransactionTests.testJtaTransactionCommitWithPropagationRequiresNewWithOpenOuter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ourceJtaTransactionTests.testJtaTransactionRollb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ourceJtaTransactionTests.testJtaTransactionWithIsolationLevelDataSourceRouterWithDataSourceLook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ourceJtaTransactionTests.testJtaTransactionWithIsolationLevelDataSourceAdap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DataSourceJtaTransactionTests.testJtaTransactionRollbackWithPropagationRequiresNewWithOpenOuterConnectionAcces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ourceJtaTransactionTests.doTestJtaTransactionWithPropagationRequiresNew( final boolean rollback , final boolean openOuterConnection , final boolean accessAfterResume , final boolean useTransactionAwareDataSource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6">
            <text:p text:style-name="Table_20_Contents">6</text:p>
          </table:table-cell>
          <table:table-cell office:value-type="float" office:value="107">
            <text:p text:style-name="Table_20_Contents">107</text:p>
          </table:table-cell>
        </table:table-row>
        <table:table-row>
          <table:table-cell office:value-type="string">
            <text:p text:style-name="Table_20_Contents">DataSourceJtaTransactionTests.testJtaTransactionCommitWithPropagationRequiresN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ourceJtaTransactionTests.doTestJtaTransactionWithIsolationLevelDataSourceRouter( boolean dataSourceLooku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DataSourceJtaTransactionTests.testJtaTransactionRollbackWithPropagationRequiresNewWithOpenOuter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ourceJtaTransactionTests.testJtaTransactionCommitWithPropagationRequiredWithinNot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